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4in" svg:y="0.387in">
            <draw:object draw:notify-on-update-of-ranges="Sheet1.A3:Sheet1.A22 Sheet1.B2:Sheet1.B2 Sheet1.B3:Sheet1.B22 Sheet1.A3:Sheet1.A22 Sheet1.C2:Sheet1.C2 Sheet1.C3:Sheet1.C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439in" svg:height="5.0402in" svg:x="1.6043in" svg:y="6.348in">
            <draw:object draw:notify-on-update-of-ranges="Sheet1.A25:Sheet1.A25 Sheet1.A26:Sheet1.A45 Sheet1.B25:Sheet1.B25 Sheet1.B26:Sheet1.B45 Sheet1.A25:Sheet1.A25 Sheet1.A26:Sheet1.A45 Sheet1.C25:Sheet1.C25 Sheet1.C26:Sheet1.C45 Sheet1.A25:Sheet1.A25 Sheet1.A26:Sheet1.A45 Sheet1.D25:Sheet1.D25 Sheet1.D26:Sheet1.D45 Sheet1.A25:Sheet1.A25 Sheet1.A26:Sheet1.A45 Sheet1.E25:Sheet1.E25 Sheet1.E26:Sheet1.E45 Sheet1.A25:Sheet1.A25 Sheet1.A26:Sheet1.A45 Sheet1.F25:Sheet1.F25 Sheet1.F26:Sheet1.F45 Sheet1.A25:Sheet1.A25 Sheet1.A26:Sheet1.A45 Sheet1.G25:Sheet1.G25 Sheet1.G26:Sheet1.G45 Sheet1.A25:Sheet1.A25 Sheet1.A26:Sheet1.A45 Sheet1.H25:Sheet1.H25 Sheet1.H26:Sheet1.H45 Sheet1.A25:Sheet1.A25 Sheet1.A26:Sheet1.A45 Sheet1.I25:Sheet1.I25 Sheet1.I26:Sheet1.I45 Sheet1.A25:Sheet1.A25 Sheet1.A26:Sheet1.A45 Sheet1.J25:Sheet1.J25 Sheet1.J26:Sheet1.J45 Sheet1.A25:Sheet1.A25 Sheet1.A26:Sheet1.A45 Sheet1.K25:Sheet1.K25 Sheet1.K26:Sheet1.K45 Sheet1.A25:Sheet1.A25 Sheet1.A26:Sheet1.A45 Sheet1.L25:Sheet1.L25 Sheet1.L26:Sheet1.L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uppression Cost</text:p>
          </table:table-cell>
          <table:table-cell office:value-type="string" calcext:value-type="string">
            <text:p>Ave. Suppression Decisions</text:p>
          </table:table-cell>
          <table:table-cell office:value-type="string" calcext:value-type="string">
            <text:p>Ave. Net Value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35710.9579986" calcext:value-type="float">
            <text:p>35710.9579986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35710.9579986" calcext:value-type="float">
            <text:p>35710.9579986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" calcext:value-type="float">
            <text:p>10</text:p>
          </table:table-cell>
          <table:table-cell office:value-type="float" office:value="-545.969169926" calcext:value-type="float">
            <text:p>-545.969169926</text:p>
          </table:table-cell>
          <table:table-cell table:number-columns-repeated="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office:value-type="float" office:value="-605.503116056" calcext:value-type="float">
            <text:p>-605.503116056</text:p>
          </table:table-cell>
          <table:table-cell table:number-columns-repeated="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.8" calcext:value-type="float">
            <text:p>9.8</text:p>
          </table:table-cell>
          <table:table-cell office:value-type="float" office:value="122.296850736" calcext:value-type="float">
            <text:p>122.296850736</text:p>
          </table:table-cell>
          <table:table-cell table:number-columns-repeated="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0" calcext:value-type="float">
            <text:p>10</text:p>
          </table:table-cell>
          <table:table-cell office:value-type="float" office:value="-724.571008318" calcext:value-type="float">
            <text:p>-724.57100831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0" calcext:value-type="float">
            <text:p>10</text:p>
          </table:table-cell>
          <table:table-cell office:value-type="float" office:value="-784.104954448" calcext:value-type="float">
            <text:p>-784.104954448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" calcext:value-type="float">
            <text:p>10</text:p>
          </table:table-cell>
          <table:table-cell office:value-type="float" office:value="-843.638900579" calcext:value-type="float">
            <text:p>-843.638900579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" calcext:value-type="float">
            <text:p>10</text:p>
          </table:table-cell>
          <table:table-cell office:value-type="float" office:value="-903.172846709" calcext:value-type="float">
            <text:p>-903.172846709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0" calcext:value-type="float">
            <text:p>10</text:p>
          </table:table-cell>
          <table:table-cell office:value-type="float" office:value="-962.70679284" calcext:value-type="float">
            <text:p>-962.70679284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.9" calcext:value-type="float">
            <text:p>9.9</text:p>
          </table:table-cell>
          <table:table-cell office:value-type="float" office:value="-578.369361916" calcext:value-type="float">
            <text:p>-578.369361916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.4" calcext:value-type="float">
            <text:p>9.4</text:p>
          </table:table-cell>
          <table:table-cell office:value-type="float" office:value="627.192987644" calcext:value-type="float">
            <text:p>627.192987644</text:p>
          </table:table-cell>
          <table:table-cell table:number-columns-repeated="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" calcext:value-type="float">
            <text:p>10</text:p>
          </table:table-cell>
          <table:table-cell office:value-type="float" office:value="-1141.30863123" calcext:value-type="float">
            <text:p>-1141.30863123</text:p>
          </table:table-cell>
          <table:table-cell table:number-columns-repeated="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" calcext:value-type="float">
            <text:p>10</text:p>
          </table:table-cell>
          <table:table-cell office:value-type="float" office:value="-1200.84257736" calcext:value-type="float">
            <text:p>-1200.84257736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" calcext:value-type="float">
            <text:p>10</text:p>
          </table:table-cell>
          <table:table-cell office:value-type="float" office:value="-1260.37652349" calcext:value-type="float">
            <text:p>-1260.37652349</text:p>
          </table:table-cell>
          <table:table-cell table:number-columns-repeated="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" calcext:value-type="float">
            <text:p>10</text:p>
          </table:table-cell>
          <table:table-cell office:value-type="float" office:value="-1319.91046962" calcext:value-type="float">
            <text:p>-1319.91046962</text:p>
          </table:table-cell>
          <table:table-cell table:number-columns-repeated="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0" calcext:value-type="float">
            <text:p>10</text:p>
          </table:table-cell>
          <table:table-cell office:value-type="float" office:value="-1379.44441575" calcext:value-type="float">
            <text:p>-1379.44441575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0" calcext:value-type="float">
            <text:p>10</text:p>
          </table:table-cell>
          <table:table-cell office:value-type="float" office:value="-1438.97836189" calcext:value-type="float">
            <text:p>-1438.97836189</text:p>
          </table:table-cell>
          <table:table-cell table:number-columns-repeated="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" calcext:value-type="float">
            <text:p>10</text:p>
          </table:table-cell>
          <table:table-cell office:value-type="float" office:value="-1498.51230802" calcext:value-type="float">
            <text:p>-1498.51230802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" calcext:value-type="float">
            <text:p>10</text:p>
          </table:table-cell>
          <table:table-cell office:value-type="float" office:value="-1558.04625415" calcext:value-type="float">
            <text:p>-1558.04625415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upp Cost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TIMB8</text:p>
          </table:table-cell>
          <table:table-cell office:value-type="string" calcext:value-type="string">
            <text:p>TIMB24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FUEL8</text:p>
          </table:table-cell>
          <table:table-cell office:value-type="string" calcext:value-type="string">
            <text:p>FUEL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9.79" calcext:value-type="float">
            <text:p>-9.79</text:p>
          </table:table-cell>
          <table:table-cell office:value-type="float" office:value="-7.46" calcext:value-type="float">
            <text:p>-7.46</text:p>
          </table:table-cell>
          <table:table-cell office:value-type="float" office:value="-6.41" calcext:value-type="float">
            <text:p>-6.41</text:p>
          </table:table-cell>
          <table:table-cell office:value-type="float" office:value="9.823" calcext:value-type="float">
            <text:p>9.823</text:p>
          </table:table-cell>
          <table:table-cell office:value-type="float" office:value="9.808" calcext:value-type="float">
            <text:p>9.808</text:p>
          </table:table-cell>
          <table:table-cell office:value-type="float" office:value="-9.31" calcext:value-type="float">
            <text:p>-9.31</text:p>
          </table:table-cell>
          <table:table-cell office:value-type="float" office:value="-9.463" calcext:value-type="float">
            <text:p>-9.463</text:p>
          </table:table-cell>
          <table:table-cell office:value-type="float" office:value="-9.556" calcext:value-type="float">
            <text:p>-9.556</text:p>
          </table:table-cell>
          <table:table-cell office:value-type="float" office:value="5.911" calcext:value-type="float">
            <text:p>5.911</text:p>
          </table:table-cell>
          <table:table-cell office:value-type="float" office:value="5.653" calcext:value-type="float">
            <text:p>5.65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0" calcext:value-type="float">
            <text:p>-10</text:p>
          </table:table-cell>
          <table:table-cell office:value-type="float" office:value="-8.35" calcext:value-type="float">
            <text:p>-8.35</text:p>
          </table:table-cell>
          <table:table-cell office:value-type="float" office:value="-5.283" calcext:value-type="float">
            <text:p>-5.283</text:p>
          </table:table-cell>
          <table:table-cell office:value-type="float" office:value="9.696" calcext:value-type="float">
            <text:p>9.696</text:p>
          </table:table-cell>
          <table:table-cell office:value-type="float" office:value="9.401" calcext:value-type="float">
            <text:p>9.401</text:p>
          </table:table-cell>
          <table:table-cell office:value-type="float" office:value="-8.269" calcext:value-type="float">
            <text:p>-8.269</text:p>
          </table:table-cell>
          <table:table-cell office:value-type="float" office:value="-8.86" calcext:value-type="float">
            <text:p>-8.86</text:p>
          </table:table-cell>
          <table:table-cell office:value-type="float" office:value="-9.039" calcext:value-type="float">
            <text:p>-9.039</text:p>
          </table:table-cell>
          <table:table-cell office:value-type="float" office:value="5.89" calcext:value-type="float">
            <text:p>5.89</text:p>
          </table:table-cell>
          <table:table-cell office:value-type="float" office:value="5.448" calcext:value-type="float">
            <text:p>5.448</text:p>
          </table:table-cell>
          <table:table-cell office:value-type="float" office:value="-9.976" calcext:value-type="float">
            <text:p>-9.97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9.936" calcext:value-type="float">
            <text:p>9.936</text:p>
          </table:table-cell>
          <table:table-cell office:value-type="float" office:value="6.99" calcext:value-type="float">
            <text:p>6.99</text:p>
          </table:table-cell>
          <table:table-cell office:value-type="float" office:value="4.914" calcext:value-type="float">
            <text:p>4.914</text:p>
          </table:table-cell>
          <table:table-cell office:value-type="float" office:value="-7.058" calcext:value-type="float">
            <text:p>-7.058</text:p>
          </table:table-cell>
          <table:table-cell office:value-type="float" office:value="-9.108" calcext:value-type="float">
            <text:p>-9.108</text:p>
          </table:table-cell>
          <table:table-cell office:value-type="float" office:value="-9.927" calcext:value-type="float">
            <text:p>-9.927</text:p>
          </table:table-cell>
          <table:table-cell office:value-type="float" office:value="8.903" calcext:value-type="float">
            <text:p>8.903</text:p>
          </table:table-cell>
          <table:table-cell office:value-type="float" office:value="10" calcext:value-type="float">
            <text:p>10</text:p>
          </table:table-cell>
          <table:table-cell office:value-type="float" office:value="1.684" calcext:value-type="float">
            <text:p>1.68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9.84" calcext:value-type="float">
            <text:p>9.84</text:p>
          </table:table-cell>
          <table:table-cell office:value-type="float" office:value="6.921" calcext:value-type="float">
            <text:p>6.921</text:p>
          </table:table-cell>
          <table:table-cell office:value-type="float" office:value="4.866" calcext:value-type="float">
            <text:p>4.866</text:p>
          </table:table-cell>
          <table:table-cell office:value-type="float" office:value="-7.635" calcext:value-type="float">
            <text:p>-7.635</text:p>
          </table:table-cell>
          <table:table-cell office:value-type="float" office:value="-8.159" calcext:value-type="float">
            <text:p>-8.159</text:p>
          </table:table-cell>
          <table:table-cell office:value-type="float" office:value="-10" calcext:value-type="float">
            <text:p>-10</text:p>
          </table:table-cell>
          <table:table-cell office:value-type="float" office:value="9.222" calcext:value-type="float">
            <text:p>9.222</text:p>
          </table:table-cell>
          <table:table-cell office:value-type="float" office:value="9.449" calcext:value-type="float">
            <text:p>9.449</text:p>
          </table:table-cell>
          <table:table-cell office:value-type="float" office:value="1.727" calcext:value-type="float">
            <text:p>1.72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5.169" calcext:value-type="float">
            <text:p>5.169</text:p>
          </table:table-cell>
          <table:table-cell office:value-type="float" office:value="9.175" calcext:value-type="float">
            <text:p>9.175</text:p>
          </table:table-cell>
          <table:table-cell office:value-type="float" office:value="9.041" calcext:value-type="float">
            <text:p>9.041</text:p>
          </table:table-cell>
          <table:table-cell office:value-type="float" office:value="-5.471" calcext:value-type="float">
            <text:p>-5.471</text:p>
          </table:table-cell>
          <table:table-cell office:value-type="float" office:value="-9.245" calcext:value-type="float">
            <text:p>-9.245</text:p>
          </table:table-cell>
          <table:table-cell office:value-type="float" office:value="-9.685" calcext:value-type="float">
            <text:p>-9.685</text:p>
          </table:table-cell>
          <table:table-cell office:value-type="float" office:value="9.935" calcext:value-type="float">
            <text:p>9.935</text:p>
          </table:table-cell>
          <table:table-cell office:value-type="float" office:value="10" calcext:value-type="float">
            <text:p>10</text:p>
          </table:table-cell>
          <table:table-cell office:value-type="float" office:value="-1.43" calcext:value-type="float">
            <text:p>-1.4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9.981" calcext:value-type="float">
            <text:p>9.981</text:p>
          </table:table-cell>
          <table:table-cell office:value-type="float" office:value="7.018" calcext:value-type="float">
            <text:p>7.018</text:p>
          </table:table-cell>
          <table:table-cell office:value-type="float" office:value="4.962" calcext:value-type="float">
            <text:p>4.962</text:p>
          </table:table-cell>
          <table:table-cell office:value-type="float" office:value="-7.443" calcext:value-type="float">
            <text:p>-7.443</text:p>
          </table:table-cell>
          <table:table-cell office:value-type="float" office:value="-8.994" calcext:value-type="float">
            <text:p>-8.994</text:p>
          </table:table-cell>
          <table:table-cell office:value-type="float" office:value="-10" calcext:value-type="float">
            <text:p>-10</text:p>
          </table:table-cell>
          <table:table-cell office:value-type="float" office:value="9.778" calcext:value-type="float">
            <text:p>9.778</text:p>
          </table:table-cell>
          <table:table-cell office:value-type="float" office:value="9.926" calcext:value-type="float">
            <text:p>9.926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10" calcext:value-type="float">
            <text:p>-10</text:p>
          </table:table-cell>
          <table:table-cell office:value-type="float" office:value="-7.6" calcext:value-type="float">
            <text:p>-7.6</text:p>
          </table:table-cell>
          <table:table-cell office:value-type="float" office:value="7.039" calcext:value-type="float">
            <text:p>7.039</text:p>
          </table:table-cell>
          <table:table-cell office:value-type="float" office:value="5.37" calcext:value-type="float">
            <text:p>5.37</text:p>
          </table:table-cell>
          <table:table-cell office:value-type="float" office:value="4.561" calcext:value-type="float">
            <text:p>4.561</text:p>
          </table:table-cell>
          <table:table-cell office:value-type="float" office:value="-2.536" calcext:value-type="float">
            <text:p>-2.536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9.921" calcext:value-type="float">
            <text:p>9.921</text:p>
          </table:table-cell>
          <table:table-cell office:value-type="float" office:value="5.804" calcext:value-type="float">
            <text:p>5.804</text:p>
          </table:table-cell>
          <table:table-cell office:value-type="float" office:value="1.435" calcext:value-type="float">
            <text:p>1.43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9.871" calcext:value-type="float">
            <text:p>9.871</text:p>
          </table:table-cell>
          <table:table-cell office:value-type="float" office:value="6.852" calcext:value-type="float">
            <text:p>6.852</text:p>
          </table:table-cell>
          <table:table-cell office:value-type="float" office:value="4.796" calcext:value-type="float">
            <text:p>4.796</text:p>
          </table:table-cell>
          <table:table-cell office:value-type="float" office:value="-7.498" calcext:value-type="float">
            <text:p>-7.498</text:p>
          </table:table-cell>
          <table:table-cell office:value-type="float" office:value="-8.26" calcext:value-type="float">
            <text:p>-8.26</text:p>
          </table:table-cell>
          <table:table-cell office:value-type="float" office:value="-10" calcext:value-type="float">
            <text:p>-10</text:p>
          </table:table-cell>
          <table:table-cell office:value-type="float" office:value="9.24" calcext:value-type="float">
            <text:p>9.24</text:p>
          </table:table-cell>
          <table:table-cell office:value-type="float" office:value="9.166" calcext:value-type="float">
            <text:p>9.166</text:p>
          </table:table-cell>
          <table:table-cell office:value-type="float" office:value="2.003" calcext:value-type="float">
            <text:p>2.00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2.65" calcext:value-type="float">
            <text:p>-2.65</text:p>
          </table:table-cell>
          <table:table-cell office:value-type="float" office:value="-10" calcext:value-type="float">
            <text:p>-10</text:p>
          </table:table-cell>
          <table:table-cell office:value-type="float" office:value="6.405" calcext:value-type="float">
            <text:p>6.405</text:p>
          </table:table-cell>
          <table:table-cell office:value-type="float" office:value="8.404" calcext:value-type="float">
            <text:p>8.404</text:p>
          </table:table-cell>
          <table:table-cell office:value-type="float" office:value="8.369" calcext:value-type="float">
            <text:p>8.369</text:p>
          </table:table-cell>
          <table:table-cell office:value-type="float" office:value="-5.422" calcext:value-type="float">
            <text:p>-5.422</text:p>
          </table:table-cell>
          <table:table-cell office:value-type="float" office:value="-9.99" calcext:value-type="float">
            <text:p>-9.99</text:p>
          </table:table-cell>
          <table:table-cell office:value-type="float" office:value="-5.713" calcext:value-type="float">
            <text:p>-5.713</text:p>
          </table:table-cell>
          <table:table-cell office:value-type="float" office:value="9.832" calcext:value-type="float">
            <text:p>9.832</text:p>
          </table:table-cell>
          <table:table-cell office:value-type="float" office:value="9.655" calcext:value-type="float">
            <text:p>9.655</text:p>
          </table:table-cell>
          <table:table-cell office:value-type="float" office:value="-4.363" calcext:value-type="float">
            <text:p>-4.36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9.97" calcext:value-type="float">
            <text:p>-9.97</text:p>
          </table:table-cell>
          <table:table-cell office:value-type="float" office:value="-10" calcext:value-type="float">
            <text:p>-10</text:p>
          </table:table-cell>
          <table:table-cell office:value-type="float" office:value="9.867" calcext:value-type="float">
            <text:p>9.867</text:p>
          </table:table-cell>
          <table:table-cell office:value-type="float" office:value="6.869" calcext:value-type="float">
            <text:p>6.869</text:p>
          </table:table-cell>
          <table:table-cell office:value-type="float" office:value="4.833" calcext:value-type="float">
            <text:p>4.833</text:p>
          </table:table-cell>
          <table:table-cell office:value-type="float" office:value="-6.174" calcext:value-type="float">
            <text:p>-6.174</text:p>
          </table:table-cell>
          <table:table-cell office:value-type="float" office:value="-10" calcext:value-type="float">
            <text:p>-10</text:p>
          </table:table-cell>
          <table:table-cell office:value-type="float" office:value="-9.859" calcext:value-type="float">
            <text:p>-9.859</text:p>
          </table:table-cell>
          <table:table-cell office:value-type="float" office:value="9.948" calcext:value-type="float">
            <text:p>9.948</text:p>
          </table:table-cell>
          <table:table-cell office:value-type="float" office:value="9.974" calcext:value-type="float">
            <text:p>9.97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10" calcext:value-type="float">
            <text:p>-10</text:p>
          </table:table-cell>
          <table:table-cell office:value-type="float" office:value="-0.98" calcext:value-type="float">
            <text:p>-0.98</text:p>
          </table:table-cell>
          <table:table-cell office:value-type="float" office:value="3.653" calcext:value-type="float">
            <text:p>3.653</text:p>
          </table:table-cell>
          <table:table-cell office:value-type="float" office:value="5.295" calcext:value-type="float">
            <text:p>5.295</text:p>
          </table:table-cell>
          <table:table-cell office:value-type="float" office:value="0.816" calcext:value-type="float">
            <text:p>0.816</text:p>
          </table:table-cell>
          <table:table-cell office:value-type="float" office:value="-10" calcext:value-type="float">
            <text:p>-10</text:p>
          </table:table-cell>
          <table:table-cell office:value-type="float" office:value="-6.188" calcext:value-type="float">
            <text:p>-6.188</text:p>
          </table:table-cell>
          <table:table-cell office:value-type="float" office:value="4.221" calcext:value-type="float">
            <text:p>4.221</text:p>
          </table:table-cell>
          <table:table-cell office:value-type="float" office:value="10" calcext:value-type="float">
            <text:p>10</text:p>
          </table:table-cell>
          <table:table-cell office:value-type="float" office:value="-1.407" calcext:value-type="float">
            <text:p>-1.40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9.69" calcext:value-type="float">
            <text:p>-9.69</text:p>
          </table:table-cell>
          <table:table-cell office:value-type="float" office:value="-9.41" calcext:value-type="float">
            <text:p>-9.41</text:p>
          </table:table-cell>
          <table:table-cell office:value-type="float" office:value="1.227" calcext:value-type="float">
            <text:p>1.227</text:p>
          </table:table-cell>
          <table:table-cell office:value-type="float" office:value="4.962" calcext:value-type="float">
            <text:p>4.962</text:p>
          </table:table-cell>
          <table:table-cell office:value-type="float" office:value="5.978" calcext:value-type="float">
            <text:p>5.978</text:p>
          </table:table-cell>
          <table:table-cell office:value-type="float" office:value="-8.102" calcext:value-type="float">
            <text:p>-8.102</text:p>
          </table:table-cell>
          <table:table-cell office:value-type="float" office:value="-3.702" calcext:value-type="float">
            <text:p>-3.702</text:p>
          </table:table-cell>
          <table:table-cell office:value-type="float" office:value="-10" calcext:value-type="float">
            <text:p>-10</text:p>
          </table:table-cell>
          <table:table-cell office:value-type="float" office:value="9.924" calcext:value-type="float">
            <text:p>9.924</text:p>
          </table:table-cell>
          <table:table-cell office:value-type="float" office:value="6.314" calcext:value-type="float">
            <text:p>6.314</text:p>
          </table:table-cell>
          <table:table-cell office:value-type="float" office:value="-5.983" calcext:value-type="float">
            <text:p>-5.98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8.953" calcext:value-type="float">
            <text:p>8.953</text:p>
          </table:table-cell>
          <table:table-cell office:value-type="float" office:value="7.446" calcext:value-type="float">
            <text:p>7.446</text:p>
          </table:table-cell>
          <table:table-cell office:value-type="float" office:value="2.449" calcext:value-type="float">
            <text:p>2.449</text:p>
          </table:table-cell>
          <table:table-cell office:value-type="float" office:value="-4.62" calcext:value-type="float">
            <text:p>-4.62</text:p>
          </table:table-cell>
          <table:table-cell office:value-type="float" office:value="-3.619" calcext:value-type="float">
            <text:p>-3.619</text:p>
          </table:table-cell>
          <table:table-cell office:value-type="float" office:value="-7.967" calcext:value-type="float">
            <text:p>-7.967</text:p>
          </table:table-cell>
          <table:table-cell office:value-type="float" office:value="9.326" calcext:value-type="float">
            <text:p>9.326</text:p>
          </table:table-cell>
          <table:table-cell office:value-type="float" office:value="8.019" calcext:value-type="float">
            <text:p>8.019</text:p>
          </table:table-cell>
          <table:table-cell office:value-type="float" office:value="-9.969" calcext:value-type="float">
            <text:p>-9.96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0" calcext:value-type="float">
            <text:p>-10</text:p>
          </table:table-cell>
          <table:table-cell office:value-type="float" office:value="-9.99" calcext:value-type="float">
            <text:p>-9.99</text:p>
          </table:table-cell>
          <table:table-cell office:value-type="float" office:value="9.464" calcext:value-type="float">
            <text:p>9.464</text:p>
          </table:table-cell>
          <table:table-cell office:value-type="float" office:value="6.717" calcext:value-type="float">
            <text:p>6.717</text:p>
          </table:table-cell>
          <table:table-cell office:value-type="float" office:value="4.541" calcext:value-type="float">
            <text:p>4.541</text:p>
          </table:table-cell>
          <table:table-cell office:value-type="float" office:value="-9.909" calcext:value-type="float">
            <text:p>-9.909</text:p>
          </table:table-cell>
          <table:table-cell office:value-type="float" office:value="-4.26" calcext:value-type="float">
            <text:p>-4.26</text:p>
          </table:table-cell>
          <table:table-cell office:value-type="float" office:value="-10" calcext:value-type="float">
            <text:p>-10</text:p>
          </table:table-cell>
          <table:table-cell office:value-type="float" office:value="8.127" calcext:value-type="float">
            <text:p>8.127</text:p>
          </table:table-cell>
          <table:table-cell office:value-type="float" office:value="7.206" calcext:value-type="float">
            <text:p>7.206</text:p>
          </table:table-cell>
          <table:table-cell office:value-type="float" office:value="4.386" calcext:value-type="float">
            <text:p>4.38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10" calcext:value-type="float">
            <text:p>-10</text:p>
          </table:table-cell>
          <table:table-cell office:value-type="float" office:value="-5.98" calcext:value-type="float">
            <text:p>-5.98</text:p>
          </table:table-cell>
          <table:table-cell office:value-type="float" office:value="10" calcext:value-type="float">
            <text:p>10</text:p>
          </table:table-cell>
          <table:table-cell office:value-type="float" office:value="6.781" calcext:value-type="float">
            <text:p>6.781</text:p>
          </table:table-cell>
          <table:table-cell office:value-type="float" office:value="0.635" calcext:value-type="float">
            <text:p>0.635</text:p>
          </table:table-cell>
          <table:table-cell office:value-type="float" office:value="-7.328" calcext:value-type="float">
            <text:p>-7.328</text:p>
          </table:table-cell>
          <table:table-cell office:value-type="float" office:value="-4.063" calcext:value-type="float">
            <text:p>-4.063</text:p>
          </table:table-cell>
          <table:table-cell office:value-type="float" office:value="-10" calcext:value-type="float">
            <text:p>-10</text:p>
          </table:table-cell>
          <table:table-cell office:value-type="float" office:value="8.875" calcext:value-type="float">
            <text:p>8.875</text:p>
          </table:table-cell>
          <table:table-cell office:value-type="float" office:value="10" calcext:value-type="float">
            <text:p>10</text:p>
          </table:table-cell>
          <table:table-cell office:value-type="float" office:value="-7.693" calcext:value-type="float">
            <text:p>-7.69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9.98" calcext:value-type="float">
            <text:p>-9.98</text:p>
          </table:table-cell>
          <table:table-cell office:value-type="float" office:value="-6.06" calcext:value-type="float">
            <text:p>-6.06</text:p>
          </table:table-cell>
          <table:table-cell office:value-type="float" office:value="10" calcext:value-type="float">
            <text:p>10</text:p>
          </table:table-cell>
          <table:table-cell office:value-type="float" office:value="6.69" calcext:value-type="float">
            <text:p>6.69</text:p>
          </table:table-cell>
          <table:table-cell office:value-type="float" office:value="0.689" calcext:value-type="float">
            <text:p>0.689</text:p>
          </table:table-cell>
          <table:table-cell office:value-type="float" office:value="-6.038" calcext:value-type="float">
            <text:p>-6.038</text:p>
          </table:table-cell>
          <table:table-cell office:value-type="float" office:value="-5.531" calcext:value-type="float">
            <text:p>-5.531</text:p>
          </table:table-cell>
          <table:table-cell office:value-type="float" office:value="-9.958" calcext:value-type="float">
            <text:p>-9.958</text:p>
          </table:table-cell>
          <table:table-cell office:value-type="float" office:value="9.287" calcext:value-type="float">
            <text:p>9.287</text:p>
          </table:table-cell>
          <table:table-cell office:value-type="float" office:value="10" calcext:value-type="float">
            <text:p>10</text:p>
          </table:table-cell>
          <table:table-cell office:value-type="float" office:value="-8.285" calcext:value-type="float">
            <text:p>-8.28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6.502" calcext:value-type="float">
            <text:p>6.502</text:p>
          </table:table-cell>
          <table:table-cell office:value-type="float" office:value="5.132" calcext:value-type="float">
            <text:p>5.132</text:p>
          </table:table-cell>
          <table:table-cell office:value-type="float" office:value="3.308" calcext:value-type="float">
            <text:p>3.308</text:p>
          </table:table-cell>
          <table:table-cell office:value-type="float" office:value="5.132" calcext:value-type="float">
            <text:p>5.132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7.662" calcext:value-type="float">
            <text:p>7.662</text:p>
          </table:table-cell>
          <table:table-cell office:value-type="float" office:value="10" calcext:value-type="float">
            <text:p>10</text:p>
          </table:table-cell>
          <table:table-cell office:value-type="float" office:value="-5.856" calcext:value-type="float">
            <text:p>-5.85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9.625" calcext:value-type="float">
            <text:p>9.625</text:p>
          </table:table-cell>
          <table:table-cell office:value-type="float" office:value="7.88" calcext:value-type="float">
            <text:p>7.88</text:p>
          </table:table-cell>
          <table:table-cell office:value-type="float" office:value="2.637" calcext:value-type="float">
            <text:p>2.637</text:p>
          </table:table-cell>
          <table:table-cell office:value-type="float" office:value="-5.217" calcext:value-type="float">
            <text:p>-5.217</text:p>
          </table:table-cell>
          <table:table-cell office:value-type="float" office:value="-3.004" calcext:value-type="float">
            <text:p>-3.004</text:p>
          </table:table-cell>
          <table:table-cell office:value-type="float" office:value="-10" calcext:value-type="float">
            <text:p>-10</text:p>
          </table:table-cell>
          <table:table-cell office:value-type="float" office:value="8.968" calcext:value-type="float">
            <text:p>8.968</text:p>
          </table:table-cell>
          <table:table-cell office:value-type="float" office:value="7.849" calcext:value-type="float">
            <text:p>7.849</text:p>
          </table:table-cell>
          <table:table-cell office:value-type="float" office:value="-7.967" calcext:value-type="float">
            <text:p>-7.96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10" calcext:value-type="float">
            <text:p>-10</text:p>
          </table:table-cell>
          <table:table-cell office:value-type="float" office:value="-9.97" calcext:value-type="float">
            <text:p>-9.97</text:p>
          </table:table-cell>
          <table:table-cell office:value-type="float" office:value="9.183" calcext:value-type="float">
            <text:p>9.183</text:p>
          </table:table-cell>
          <table:table-cell office:value-type="float" office:value="7.073" calcext:value-type="float">
            <text:p>7.073</text:p>
          </table:table-cell>
          <table:table-cell office:value-type="float" office:value="2.342" calcext:value-type="float">
            <text:p>2.342</text:p>
          </table:table-cell>
          <table:table-cell office:value-type="float" office:value="1.013" calcext:value-type="float">
            <text:p>1.013</text:p>
          </table:table-cell>
          <table:table-cell office:value-type="float" office:value="-8.106" calcext:value-type="float">
            <text:p>-8.106</text:p>
          </table:table-cell>
          <table:table-cell office:value-type="float" office:value="-10" calcext:value-type="float">
            <text:p>-10</text:p>
          </table:table-cell>
          <table:table-cell office:value-type="float" office:value="9.747" calcext:value-type="float">
            <text:p>9.747</text:p>
          </table:table-cell>
          <table:table-cell office:value-type="float" office:value="7.005" calcext:value-type="float">
            <text:p>7.005</text:p>
          </table:table-cell>
          <table:table-cell office:value-type="float" office:value="-9.301" calcext:value-type="float">
            <text:p>-9.30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9.99" calcext:value-type="float">
            <text:p>-9.99</text:p>
          </table:table-cell>
          <table:table-cell office:value-type="float" office:value="-6.02" calcext:value-type="float">
            <text:p>-6.02</text:p>
          </table:table-cell>
          <table:table-cell office:value-type="float" office:value="10" calcext:value-type="float">
            <text:p>10</text:p>
          </table:table-cell>
          <table:table-cell office:value-type="float" office:value="6.755" calcext:value-type="float">
            <text:p>6.755</text:p>
          </table:table-cell>
          <table:table-cell office:value-type="float" office:value="0.712" calcext:value-type="float">
            <text:p>0.712</text:p>
          </table:table-cell>
          <table:table-cell office:value-type="float" office:value="-5.72" calcext:value-type="float">
            <text:p>-5.72</text:p>
          </table:table-cell>
          <table:table-cell office:value-type="float" office:value="-5.764" calcext:value-type="float">
            <text:p>-5.764</text:p>
          </table:table-cell>
          <table:table-cell office:value-type="float" office:value="-10" calcext:value-type="float">
            <text:p>-10</text:p>
          </table:table-cell>
          <table:table-cell office:value-type="float" office:value="9.041" calcext:value-type="float">
            <text:p>9.041</text:p>
          </table:table-cell>
          <table:table-cell office:value-type="float" office:value="10" calcext:value-type="float">
            <text:p>10</text:p>
          </table:table-cell>
          <table:table-cell office:value-type="float" office:value="-7.974" calcext:value-type="float">
            <text:p>-7.9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22:09:56.978662114</meta:creation-date>
    <dc:date>2015-04-30T23:27:51.027504207</dc:date>
    <meta:editing-duration>PT2M</meta:editing-duration>
    <meta:editing-cycles>1</meta:editing-cycles>
    <meta:document-statistic meta:table-count="1" meta:cell-count="315" meta:object-count="2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2.479cm" svg:y="0.316cm" chart:style-name="ch2">
          <text:p>Average Net Value and Average Suppression Decisions</text:p>
        </chart:title>
        <chart:subtitle svg:x="4.013cm" svg:y="1.301cm" chart:style-name="ch3">
          <text:p>with changes in underlying suppression costs</text:p>
        </chart:subtitle>
        <chart:legend chart:legend-position="bottom" svg:x="3.571cm" svg:y="8.222cm" style:legend-expansion="wide" chart:style-name="ch4"/>
        <chart:plot-area chart:style-name="ch5" table:cell-range-address="Sheet1.A3:Sheet1.C22 Sheet1.B2:Sheet1.C2" chart:data-source-has-labels="row" svg:x="1.33cm" svg:y="2.19cm" svg:width="13.469cm" svg:height="4.871cm">
          <chartooo:coordinate-region svg:x="2.507cm" svg:y="2.39cm" svg:width="11.67cm" svg:height="4.448cm"/>
          <chart:axis chart:dimension="x" chart:name="primary-x" chart:style-name="ch6">
            <chart:title svg:x="4.911cm" svg:y="7.241cm" chart:style-name="ch7">
              <text:p>Suppression Cost (variable AND fixed cost)</text:p>
            </chart:title>
          </chart:axis>
          <chart:axis chart:dimension="y" chart:name="primary-y" chart:style-name="ch6">
            <chart:title svg:x="0.451cm" svg:y="6.018cm" chart:style-name="ch8">
              <text:p>Average Net Value</text:p>
            </chart:title>
            <chart:grid chart:style-name="ch9" chart:class="major"/>
          </chart:axis>
          <chart:axis chart:dimension="y" chart:name="secondary-y" chart:style-name="ch10">
            <chart:title svg:x="15.118cm" svg:y="6.984cm" chart:style-name="ch8">
              <text:p>Average Suppression Decisions</text:p>
            </chart:title>
          </chart:axis>
          <chart:series chart:attached-axis="secondary-y" chart:style-name="ch11" chart:values-cell-range-address="Sheet1.B3:Sheet1.B22" chart:label-cell-address="Sheet1.B2:Sheet1.B2" chart:class="chart:scatter">
            <chart:domain table:cell-range-address="Sheet1.A3:Sheet1.A22"/>
            <chart:data-point chart:repeated="20"/>
          </chart:series>
          <chart:series chart:attached-axis="primary-y" chart:style-name="ch12" chart:values-cell-range-address="Sheet1.C3:Sheet1.C22" chart:label-cell-address="Sheet1.C2:Sheet1.C2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. Suppression Decisions</text:p>
                <draw:g>
                  <svg:desc>Sheet1.B2:Sheet1.B2</svg:desc>
                </draw:g>
              </table:table-cell>
              <table:table-cell office:value-type="string">
                <text:p>Ave. Net Value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Sheet1.A3:Sheet1.A22</svg:desc>
                </draw:g>
              </table:table-cell>
              <table:table-cell office:value-type="float" office:value="0">
                <text:p>0</text:p>
                <draw:g>
                  <svg:desc>Sheet1.B3:Sheet1.B22</svg:desc>
                </draw:g>
              </table:table-cell>
              <table:table-cell office:value-type="float" office:value="35710.9579986">
                <text:p>35710.9579986</text:p>
                <draw:g>
                  <svg:desc>Sheet1.C3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1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35710.9579986">
                <text:p>35710.9579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2">
                <text:p>602</text:p>
              </table:table-cell>
              <table:table-cell office:value-type="float" office:value="10">
                <text:p>10</text:p>
              </table:table-cell>
              <table:table-cell office:value-type="float" office:value="-545.969169926">
                <text:p>-545.969169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3">
                <text:p>603</text:p>
              </table:table-cell>
              <table:table-cell office:value-type="float" office:value="10">
                <text:p>10</text:p>
              </table:table-cell>
              <table:table-cell office:value-type="float" office:value="-605.503116056">
                <text:p>-605.503116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4">
                <text:p>604</text:p>
              </table:table-cell>
              <table:table-cell office:value-type="float" office:value="9.8">
                <text:p>9.8</text:p>
              </table:table-cell>
              <table:table-cell office:value-type="float" office:value="122.296850736">
                <text:p>122.296850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5">
                <text:p>605</text:p>
              </table:table-cell>
              <table:table-cell office:value-type="float" office:value="10">
                <text:p>10</text:p>
              </table:table-cell>
              <table:table-cell office:value-type="float" office:value="-724.571008318">
                <text:p>-724.571008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6">
                <text:p>606</text:p>
              </table:table-cell>
              <table:table-cell office:value-type="float" office:value="10">
                <text:p>10</text:p>
              </table:table-cell>
              <table:table-cell office:value-type="float" office:value="-784.104954448">
                <text:p>-784.104954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7">
                <text:p>607</text:p>
              </table:table-cell>
              <table:table-cell office:value-type="float" office:value="10">
                <text:p>10</text:p>
              </table:table-cell>
              <table:table-cell office:value-type="float" office:value="-843.638900579">
                <text:p>-843.638900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8">
                <text:p>608</text:p>
              </table:table-cell>
              <table:table-cell office:value-type="float" office:value="10">
                <text:p>10</text:p>
              </table:table-cell>
              <table:table-cell office:value-type="float" office:value="-903.172846709">
                <text:p>-903.172846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9">
                <text:p>609</text:p>
              </table:table-cell>
              <table:table-cell office:value-type="float" office:value="10">
                <text:p>10</text:p>
              </table:table-cell>
              <table:table-cell office:value-type="float" office:value="-962.70679284">
                <text:p>-962.70679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0">
                <text:p>610</text:p>
              </table:table-cell>
              <table:table-cell office:value-type="float" office:value="9.9">
                <text:p>9.9</text:p>
              </table:table-cell>
              <table:table-cell office:value-type="float" office:value="-578.369361916">
                <text:p>-578.369361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1">
                <text:p>611</text:p>
              </table:table-cell>
              <table:table-cell office:value-type="float" office:value="9.4">
                <text:p>9.4</text:p>
              </table:table-cell>
              <table:table-cell office:value-type="float" office:value="627.192987644">
                <text:p>627.192987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2">
                <text:p>612</text:p>
              </table:table-cell>
              <table:table-cell office:value-type="float" office:value="10">
                <text:p>10</text:p>
              </table:table-cell>
              <table:table-cell office:value-type="float" office:value="-1141.30863123">
                <text:p>-1141.308631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3">
                <text:p>613</text:p>
              </table:table-cell>
              <table:table-cell office:value-type="float" office:value="10">
                <text:p>10</text:p>
              </table:table-cell>
              <table:table-cell office:value-type="float" office:value="-1200.84257736">
                <text:p>-1200.84257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4">
                <text:p>614</text:p>
              </table:table-cell>
              <table:table-cell office:value-type="float" office:value="10">
                <text:p>10</text:p>
              </table:table-cell>
              <table:table-cell office:value-type="float" office:value="-1260.37652349">
                <text:p>-1260.376523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5">
                <text:p>615</text:p>
              </table:table-cell>
              <table:table-cell office:value-type="float" office:value="10">
                <text:p>10</text:p>
              </table:table-cell>
              <table:table-cell office:value-type="float" office:value="-1319.91046962">
                <text:p>-1319.91046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6">
                <text:p>616</text:p>
              </table:table-cell>
              <table:table-cell office:value-type="float" office:value="10">
                <text:p>10</text:p>
              </table:table-cell>
              <table:table-cell office:value-type="float" office:value="-1379.44441575">
                <text:p>-1379.444415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7">
                <text:p>617</text:p>
              </table:table-cell>
              <table:table-cell office:value-type="float" office:value="10">
                <text:p>10</text:p>
              </table:table-cell>
              <table:table-cell office:value-type="float" office:value="-1438.97836189">
                <text:p>-1438.97836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8">
                <text:p>618</text:p>
              </table:table-cell>
              <table:table-cell office:value-type="float" office:value="10">
                <text:p>10</text:p>
              </table:table-cell>
              <table:table-cell office:value-type="float" office:value="-1498.51230802">
                <text:p>-1498.51230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9">
                <text:p>619</text:p>
              </table:table-cell>
              <table:table-cell office:value-type="float" office:value="10">
                <text:p>10</text:p>
              </table:table-cell>
              <table:table-cell office:value-type="float" office:value="-1558.04625415">
                <text:p>-1558.046254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ott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Fine_20_Dotted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516cm" svg:height="12.803cm" xlink:href=".." xlink:type="simple" chart:class="chart:scatter" chart:style-name="ch1">
        <chart:title svg:x="7.367cm" svg:y="0.392cm" chart:style-name="ch2">
          <text:p>Learned Parameter Values with Varying Suppression Costs</text:p>
        </chart:title>
        <chart:legend chart:legend-position="end" svg:x="23.128cm" svg:y="3.612cm" style:legend-expansion="high" chart:style-name="ch3"/>
        <chart:plot-area chart:style-name="ch4" table:cell-range-address="Sheet1.A25:Sheet1.L45" chart:data-source-has-labels="row" svg:x="1.541cm" svg:y="1.453cm" svg:width="21.057cm" svg:height="10.113cm">
          <chartooo:coordinate-region svg:x="2.268cm" svg:y="1.652cm" svg:width="20.05cm" svg:height="9.715cm"/>
          <chart:axis chart:dimension="x" chart:name="primary-x" chart:style-name="ch5">
            <chart:title svg:x="10.729cm" svg:y="11.822cm" chart:style-name="ch6">
              <text:p>Suppression Cost</text:p>
            </chart:title>
          </chart:axis>
          <chart:axis chart:dimension="y" chart:name="primary-y" chart:style-name="ch5">
            <chart:title svg:x="0.451cm" svg:y="8.524cm" chart:style-name="ch7">
              <text:p>Parameter Value (unit-less)</text:p>
            </chart:title>
            <chart:grid chart:style-name="ch8" chart:class="major"/>
          </chart:axis>
          <chart:series chart:style-name="ch9" chart:values-cell-range-address="Sheet1.B26:Sheet1.B45" chart:label-cell-address="Sheet1.B25:Sheet1.B25" chart:class="chart:scatter">
            <chart:domain table:cell-range-address="Sheet1.A26:Sheet1.A45"/>
            <chart:data-point chart:repeated="20"/>
          </chart:series>
          <chart:series chart:style-name="ch10" chart:values-cell-range-address="Sheet1.C26:Sheet1.C45" chart:label-cell-address="Sheet1.C25:Sheet1.C25" chart:class="chart:scatter">
            <chart:data-point chart:repeated="20"/>
          </chart:series>
          <chart:series chart:style-name="ch11" chart:values-cell-range-address="Sheet1.D26:Sheet1.D45" chart:label-cell-address="Sheet1.D25:Sheet1.D25" chart:class="chart:scatter">
            <chart:data-point chart:repeated="20"/>
          </chart:series>
          <chart:series chart:style-name="ch12" chart:values-cell-range-address="Sheet1.E26:Sheet1.E45" chart:label-cell-address="Sheet1.E25:Sheet1.E25" chart:class="chart:scatter">
            <chart:data-point chart:repeated="20"/>
          </chart:series>
          <chart:series chart:style-name="ch13" chart:values-cell-range-address="Sheet1.F26:Sheet1.F45" chart:label-cell-address="Sheet1.F25:Sheet1.F25" chart:class="chart:scatter">
            <chart:data-point chart:repeated="20"/>
          </chart:series>
          <chart:series chart:style-name="ch14" chart:values-cell-range-address="Sheet1.G26:Sheet1.G45" chart:label-cell-address="Sheet1.G25:Sheet1.G25" chart:class="chart:scatter">
            <chart:data-point chart:repeated="20"/>
          </chart:series>
          <chart:series chart:style-name="ch15" chart:values-cell-range-address="Sheet1.H26:Sheet1.H45" chart:label-cell-address="Sheet1.H25:Sheet1.H25" chart:class="chart:scatter">
            <chart:data-point chart:repeated="20"/>
          </chart:series>
          <chart:series chart:style-name="ch16" chart:values-cell-range-address="Sheet1.I26:Sheet1.I45" chart:label-cell-address="Sheet1.I25:Sheet1.I25" chart:class="chart:scatter">
            <chart:data-point chart:repeated="20"/>
          </chart:series>
          <chart:series chart:style-name="ch17" chart:values-cell-range-address="Sheet1.J26:Sheet1.J45" chart:label-cell-address="Sheet1.J25:Sheet1.J25" chart:class="chart:scatter">
            <chart:data-point chart:repeated="20"/>
          </chart:series>
          <chart:series chart:style-name="ch18" chart:values-cell-range-address="Sheet1.K26:Sheet1.K45" chart:label-cell-address="Sheet1.K25:Sheet1.K25" chart:class="chart:scatter">
            <chart:data-point chart:repeated="20"/>
          </chart:series>
          <chart:series chart:style-name="ch19" chart:values-cell-range-address="Sheet1.L26:Sheet1.L45" chart:label-cell-address="Sheet1.L25:Sheet1.L25" chart:class="chart:scatter">
            <chart:data-point chart:repeated="2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</text:p>
                <draw:g>
                  <svg:desc>Sheet1.B25:Sheet1.B25</svg:desc>
                </draw:g>
              </table:table-cell>
              <table:table-cell office:value-type="string">
                <text:p>DATE</text:p>
                <draw:g>
                  <svg:desc>Sheet1.C25:Sheet1.C25</svg:desc>
                </draw:g>
              </table:table-cell>
              <table:table-cell office:value-type="string">
                <text:p>DATE2</text:p>
                <draw:g>
                  <svg:desc>Sheet1.D25:Sheet1.D25</svg:desc>
                </draw:g>
              </table:table-cell>
              <table:table-cell office:value-type="string">
                <text:p>TEMP</text:p>
                <draw:g>
                  <svg:desc>Sheet1.E25:Sheet1.E25</svg:desc>
                </draw:g>
              </table:table-cell>
              <table:table-cell office:value-type="string">
                <text:p>WIND</text:p>
                <draw:g>
                  <svg:desc>Sheet1.F25:Sheet1.F25</svg:desc>
                </draw:g>
              </table:table-cell>
              <table:table-cell office:value-type="string">
                <text:p>TIMB</text:p>
                <draw:g>
                  <svg:desc>Sheet1.G25:Sheet1.G25</svg:desc>
                </draw:g>
              </table:table-cell>
              <table:table-cell office:value-type="string">
                <text:p>TIMB8</text:p>
                <draw:g>
                  <svg:desc>Sheet1.H25:Sheet1.H25</svg:desc>
                </draw:g>
              </table:table-cell>
              <table:table-cell office:value-type="string">
                <text:p>TIMB24</text:p>
                <draw:g>
                  <svg:desc>Sheet1.I25:Sheet1.I25</svg:desc>
                </draw:g>
              </table:table-cell>
              <table:table-cell office:value-type="string">
                <text:p>FUEL</text:p>
                <draw:g>
                  <svg:desc>Sheet1.J25:Sheet1.J25</svg:desc>
                </draw:g>
              </table:table-cell>
              <table:table-cell office:value-type="string">
                <text:p>FUEL8</text:p>
                <draw:g>
                  <svg:desc>Sheet1.K25:Sheet1.K25</svg:desc>
                </draw:g>
              </table:table-cell>
              <table:table-cell office:value-type="string">
                <text:p>FUEL24</text:p>
                <draw:g>
                  <svg:desc>Sheet1.L25:Sheet1.L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Sheet1.A26:Sheet1.A45</svg:desc>
                </draw:g>
              </table:table-cell>
              <table:table-cell office:value-type="float" office:value="-9.79">
                <text:p>-9.79</text:p>
                <draw:g>
                  <svg:desc>Sheet1.B26:Sheet1.B45</svg:desc>
                </draw:g>
              </table:table-cell>
              <table:table-cell office:value-type="float" office:value="-7.46">
                <text:p>-7.46</text:p>
                <draw:g>
                  <svg:desc>Sheet1.C26:Sheet1.C45</svg:desc>
                </draw:g>
              </table:table-cell>
              <table:table-cell office:value-type="float" office:value="-6.41">
                <text:p>-6.41</text:p>
                <draw:g>
                  <svg:desc>Sheet1.D26:Sheet1.D45</svg:desc>
                </draw:g>
              </table:table-cell>
              <table:table-cell office:value-type="float" office:value="9.823">
                <text:p>9.823</text:p>
                <draw:g>
                  <svg:desc>Sheet1.E26:Sheet1.E45</svg:desc>
                </draw:g>
              </table:table-cell>
              <table:table-cell office:value-type="float" office:value="9.808">
                <text:p>9.808</text:p>
                <draw:g>
                  <svg:desc>Sheet1.F26:Sheet1.F45</svg:desc>
                </draw:g>
              </table:table-cell>
              <table:table-cell office:value-type="float" office:value="-9.31">
                <text:p>-9.31</text:p>
                <draw:g>
                  <svg:desc>Sheet1.G26:Sheet1.G45</svg:desc>
                </draw:g>
              </table:table-cell>
              <table:table-cell office:value-type="float" office:value="-9.463">
                <text:p>-9.463</text:p>
                <draw:g>
                  <svg:desc>Sheet1.H26:Sheet1.H45</svg:desc>
                </draw:g>
              </table:table-cell>
              <table:table-cell office:value-type="float" office:value="-9.556">
                <text:p>-9.556</text:p>
                <draw:g>
                  <svg:desc>Sheet1.I26:Sheet1.I45</svg:desc>
                </draw:g>
              </table:table-cell>
              <table:table-cell office:value-type="float" office:value="5.911">
                <text:p>5.911</text:p>
                <draw:g>
                  <svg:desc>Sheet1.J26:Sheet1.J45</svg:desc>
                </draw:g>
              </table:table-cell>
              <table:table-cell office:value-type="float" office:value="5.653">
                <text:p>5.653</text:p>
                <draw:g>
                  <svg:desc>Sheet1.K26:Sheet1.K45</svg:desc>
                </draw:g>
              </table:table-cell>
              <table:table-cell office:value-type="float" office:value="-10">
                <text:p>-10</text:p>
                <draw:g>
                  <svg:desc>Sheet1.L26:Sheet1.L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1">
                <text:p>601</text:p>
              </table:table-cell>
              <table:table-cell office:value-type="float" office:value="-10">
                <text:p>-10</text:p>
              </table:table-cell>
              <table:table-cell office:value-type="float" office:value="-8.35">
                <text:p>-8.35</text:p>
              </table:table-cell>
              <table:table-cell office:value-type="float" office:value="-5.283">
                <text:p>-5.283</text:p>
              </table:table-cell>
              <table:table-cell office:value-type="float" office:value="9.696">
                <text:p>9.696</text:p>
              </table:table-cell>
              <table:table-cell office:value-type="float" office:value="9.401">
                <text:p>9.401</text:p>
              </table:table-cell>
              <table:table-cell office:value-type="float" office:value="-8.269">
                <text:p>-8.269</text:p>
              </table:table-cell>
              <table:table-cell office:value-type="float" office:value="-8.86">
                <text:p>-8.86</text:p>
              </table:table-cell>
              <table:table-cell office:value-type="float" office:value="-9.039">
                <text:p>-9.039</text:p>
              </table:table-cell>
              <table:table-cell office:value-type="float" office:value="5.89">
                <text:p>5.89</text:p>
              </table:table-cell>
              <table:table-cell office:value-type="float" office:value="5.448">
                <text:p>5.448</text:p>
              </table:table-cell>
              <table:table-cell office:value-type="float" office:value="-9.976">
                <text:p>-9.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2">
                <text:p>60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9.936">
                <text:p>9.936</text:p>
              </table:table-cell>
              <table:table-cell office:value-type="float" office:value="6.99">
                <text:p>6.99</text:p>
              </table:table-cell>
              <table:table-cell office:value-type="float" office:value="4.914">
                <text:p>4.914</text:p>
              </table:table-cell>
              <table:table-cell office:value-type="float" office:value="-7.058">
                <text:p>-7.058</text:p>
              </table:table-cell>
              <table:table-cell office:value-type="float" office:value="-9.108">
                <text:p>-9.108</text:p>
              </table:table-cell>
              <table:table-cell office:value-type="float" office:value="-9.927">
                <text:p>-9.927</text:p>
              </table:table-cell>
              <table:table-cell office:value-type="float" office:value="8.903">
                <text:p>8.903</text:p>
              </table:table-cell>
              <table:table-cell office:value-type="float" office:value="10">
                <text:p>10</text:p>
              </table:table-cell>
              <table:table-cell office:value-type="float" office:value="1.684">
                <text:p>1.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3">
                <text:p>60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9.84">
                <text:p>9.84</text:p>
              </table:table-cell>
              <table:table-cell office:value-type="float" office:value="6.921">
                <text:p>6.921</text:p>
              </table:table-cell>
              <table:table-cell office:value-type="float" office:value="4.866">
                <text:p>4.866</text:p>
              </table:table-cell>
              <table:table-cell office:value-type="float" office:value="-7.635">
                <text:p>-7.635</text:p>
              </table:table-cell>
              <table:table-cell office:value-type="float" office:value="-8.159">
                <text:p>-8.159</text:p>
              </table:table-cell>
              <table:table-cell office:value-type="float" office:value="-10">
                <text:p>-10</text:p>
              </table:table-cell>
              <table:table-cell office:value-type="float" office:value="9.222">
                <text:p>9.222</text:p>
              </table:table-cell>
              <table:table-cell office:value-type="float" office:value="9.449">
                <text:p>9.449</text:p>
              </table:table-cell>
              <table:table-cell office:value-type="float" office:value="1.727">
                <text:p>1.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4">
                <text:p>60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5.169">
                <text:p>5.169</text:p>
              </table:table-cell>
              <table:table-cell office:value-type="float" office:value="9.175">
                <text:p>9.175</text:p>
              </table:table-cell>
              <table:table-cell office:value-type="float" office:value="9.041">
                <text:p>9.041</text:p>
              </table:table-cell>
              <table:table-cell office:value-type="float" office:value="-5.471">
                <text:p>-5.471</text:p>
              </table:table-cell>
              <table:table-cell office:value-type="float" office:value="-9.245">
                <text:p>-9.245</text:p>
              </table:table-cell>
              <table:table-cell office:value-type="float" office:value="-9.685">
                <text:p>-9.685</text:p>
              </table:table-cell>
              <table:table-cell office:value-type="float" office:value="9.935">
                <text:p>9.935</text:p>
              </table:table-cell>
              <table:table-cell office:value-type="float" office:value="10">
                <text:p>10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5">
                <text:p>60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9.981">
                <text:p>9.981</text:p>
              </table:table-cell>
              <table:table-cell office:value-type="float" office:value="7.018">
                <text:p>7.018</text:p>
              </table:table-cell>
              <table:table-cell office:value-type="float" office:value="4.962">
                <text:p>4.962</text:p>
              </table:table-cell>
              <table:table-cell office:value-type="float" office:value="-7.443">
                <text:p>-7.443</text:p>
              </table:table-cell>
              <table:table-cell office:value-type="float" office:value="-8.994">
                <text:p>-8.994</text:p>
              </table:table-cell>
              <table:table-cell office:value-type="float" office:value="-10">
                <text:p>-10</text:p>
              </table:table-cell>
              <table:table-cell office:value-type="float" office:value="9.778">
                <text:p>9.778</text:p>
              </table:table-cell>
              <table:table-cell office:value-type="float" office:value="9.926">
                <text:p>9.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6">
                <text:p>606</text:p>
              </table:table-cell>
              <table:table-cell office:value-type="float" office:value="-10">
                <text:p>-10</text:p>
              </table:table-cell>
              <table:table-cell office:value-type="float" office:value="-7.6">
                <text:p>-7.6</text:p>
              </table:table-cell>
              <table:table-cell office:value-type="float" office:value="7.039">
                <text:p>7.039</text:p>
              </table:table-cell>
              <table:table-cell office:value-type="float" office:value="5.37">
                <text:p>5.37</text:p>
              </table:table-cell>
              <table:table-cell office:value-type="float" office:value="4.561">
                <text:p>4.561</text:p>
              </table:table-cell>
              <table:table-cell office:value-type="float" office:value="-2.536">
                <text:p>-2.53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9.921">
                <text:p>9.921</text:p>
              </table:table-cell>
              <table:table-cell office:value-type="float" office:value="5.804">
                <text:p>5.804</text:p>
              </table:table-cell>
              <table:table-cell office:value-type="float" office:value="1.435">
                <text:p>1.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7">
                <text:p>60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9.871">
                <text:p>9.871</text:p>
              </table:table-cell>
              <table:table-cell office:value-type="float" office:value="6.852">
                <text:p>6.852</text:p>
              </table:table-cell>
              <table:table-cell office:value-type="float" office:value="4.796">
                <text:p>4.796</text:p>
              </table:table-cell>
              <table:table-cell office:value-type="float" office:value="-7.498">
                <text:p>-7.498</text:p>
              </table:table-cell>
              <table:table-cell office:value-type="float" office:value="-8.26">
                <text:p>-8.26</text:p>
              </table:table-cell>
              <table:table-cell office:value-type="float" office:value="-10">
                <text:p>-10</text:p>
              </table:table-cell>
              <table:table-cell office:value-type="float" office:value="9.24">
                <text:p>9.24</text:p>
              </table:table-cell>
              <table:table-cell office:value-type="float" office:value="9.166">
                <text:p>9.166</text:p>
              </table:table-cell>
              <table:table-cell office:value-type="float" office:value="2.003">
                <text:p>2.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8">
                <text:p>608</text:p>
              </table:table-cell>
              <table:table-cell office:value-type="float" office:value="-2.65">
                <text:p>-2.65</text:p>
              </table:table-cell>
              <table:table-cell office:value-type="float" office:value="-10">
                <text:p>-10</text:p>
              </table:table-cell>
              <table:table-cell office:value-type="float" office:value="6.405">
                <text:p>6.405</text:p>
              </table:table-cell>
              <table:table-cell office:value-type="float" office:value="8.404">
                <text:p>8.404</text:p>
              </table:table-cell>
              <table:table-cell office:value-type="float" office:value="8.369">
                <text:p>8.369</text:p>
              </table:table-cell>
              <table:table-cell office:value-type="float" office:value="-5.422">
                <text:p>-5.422</text:p>
              </table:table-cell>
              <table:table-cell office:value-type="float" office:value="-9.99">
                <text:p>-9.99</text:p>
              </table:table-cell>
              <table:table-cell office:value-type="float" office:value="-5.713">
                <text:p>-5.713</text:p>
              </table:table-cell>
              <table:table-cell office:value-type="float" office:value="9.832">
                <text:p>9.832</text:p>
              </table:table-cell>
              <table:table-cell office:value-type="float" office:value="9.655">
                <text:p>9.655</text:p>
              </table:table-cell>
              <table:table-cell office:value-type="float" office:value="-4.363">
                <text:p>-4.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9">
                <text:p>609</text:p>
              </table:table-cell>
              <table:table-cell office:value-type="float" office:value="-9.97">
                <text:p>-9.97</text:p>
              </table:table-cell>
              <table:table-cell office:value-type="float" office:value="-10">
                <text:p>-10</text:p>
              </table:table-cell>
              <table:table-cell office:value-type="float" office:value="9.867">
                <text:p>9.867</text:p>
              </table:table-cell>
              <table:table-cell office:value-type="float" office:value="6.869">
                <text:p>6.869</text:p>
              </table:table-cell>
              <table:table-cell office:value-type="float" office:value="4.833">
                <text:p>4.833</text:p>
              </table:table-cell>
              <table:table-cell office:value-type="float" office:value="-6.174">
                <text:p>-6.174</text:p>
              </table:table-cell>
              <table:table-cell office:value-type="float" office:value="-10">
                <text:p>-10</text:p>
              </table:table-cell>
              <table:table-cell office:value-type="float" office:value="-9.859">
                <text:p>-9.859</text:p>
              </table:table-cell>
              <table:table-cell office:value-type="float" office:value="9.948">
                <text:p>9.948</text:p>
              </table:table-cell>
              <table:table-cell office:value-type="float" office:value="9.974">
                <text:p>9.97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0">
                <text:p>610</text:p>
              </table:table-cell>
              <table:table-cell office:value-type="float" office:value="-10">
                <text:p>-10</text:p>
              </table:table-cell>
              <table:table-cell office:value-type="float" office:value="-0.98">
                <text:p>-0.98</text:p>
              </table:table-cell>
              <table:table-cell office:value-type="float" office:value="3.653">
                <text:p>3.653</text:p>
              </table:table-cell>
              <table:table-cell office:value-type="float" office:value="5.295">
                <text:p>5.295</text:p>
              </table:table-cell>
              <table:table-cell office:value-type="float" office:value="0.816">
                <text:p>0.816</text:p>
              </table:table-cell>
              <table:table-cell office:value-type="float" office:value="-10">
                <text:p>-10</text:p>
              </table:table-cell>
              <table:table-cell office:value-type="float" office:value="-6.188">
                <text:p>-6.188</text:p>
              </table:table-cell>
              <table:table-cell office:value-type="float" office:value="4.221">
                <text:p>4.221</text:p>
              </table:table-cell>
              <table:table-cell office:value-type="float" office:value="10">
                <text:p>10</text:p>
              </table:table-cell>
              <table:table-cell office:value-type="float" office:value="-1.407">
                <text:p>-1.40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1">
                <text:p>611</text:p>
              </table:table-cell>
              <table:table-cell office:value-type="float" office:value="-9.69">
                <text:p>-9.69</text:p>
              </table:table-cell>
              <table:table-cell office:value-type="float" office:value="-9.41">
                <text:p>-9.41</text:p>
              </table:table-cell>
              <table:table-cell office:value-type="float" office:value="1.227">
                <text:p>1.227</text:p>
              </table:table-cell>
              <table:table-cell office:value-type="float" office:value="4.962">
                <text:p>4.962</text:p>
              </table:table-cell>
              <table:table-cell office:value-type="float" office:value="5.978">
                <text:p>5.978</text:p>
              </table:table-cell>
              <table:table-cell office:value-type="float" office:value="-8.102">
                <text:p>-8.102</text:p>
              </table:table-cell>
              <table:table-cell office:value-type="float" office:value="-3.702">
                <text:p>-3.702</text:p>
              </table:table-cell>
              <table:table-cell office:value-type="float" office:value="-10">
                <text:p>-10</text:p>
              </table:table-cell>
              <table:table-cell office:value-type="float" office:value="9.924">
                <text:p>9.924</text:p>
              </table:table-cell>
              <table:table-cell office:value-type="float" office:value="6.314">
                <text:p>6.314</text:p>
              </table:table-cell>
              <table:table-cell office:value-type="float" office:value="-5.983">
                <text:p>-5.9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2">
                <text:p>61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8.953">
                <text:p>8.953</text:p>
              </table:table-cell>
              <table:table-cell office:value-type="float" office:value="7.446">
                <text:p>7.446</text:p>
              </table:table-cell>
              <table:table-cell office:value-type="float" office:value="2.449">
                <text:p>2.449</text:p>
              </table:table-cell>
              <table:table-cell office:value-type="float" office:value="-4.62">
                <text:p>-4.62</text:p>
              </table:table-cell>
              <table:table-cell office:value-type="float" office:value="-3.619">
                <text:p>-3.619</text:p>
              </table:table-cell>
              <table:table-cell office:value-type="float" office:value="-7.967">
                <text:p>-7.967</text:p>
              </table:table-cell>
              <table:table-cell office:value-type="float" office:value="9.326">
                <text:p>9.326</text:p>
              </table:table-cell>
              <table:table-cell office:value-type="float" office:value="8.019">
                <text:p>8.019</text:p>
              </table:table-cell>
              <table:table-cell office:value-type="float" office:value="-9.969">
                <text:p>-9.9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3">
                <text:p>613</text:p>
              </table:table-cell>
              <table:table-cell office:value-type="float" office:value="-10">
                <text:p>-10</text:p>
              </table:table-cell>
              <table:table-cell office:value-type="float" office:value="-9.99">
                <text:p>-9.99</text:p>
              </table:table-cell>
              <table:table-cell office:value-type="float" office:value="9.464">
                <text:p>9.464</text:p>
              </table:table-cell>
              <table:table-cell office:value-type="float" office:value="6.717">
                <text:p>6.717</text:p>
              </table:table-cell>
              <table:table-cell office:value-type="float" office:value="4.541">
                <text:p>4.541</text:p>
              </table:table-cell>
              <table:table-cell office:value-type="float" office:value="-9.909">
                <text:p>-9.909</text:p>
              </table:table-cell>
              <table:table-cell office:value-type="float" office:value="-4.26">
                <text:p>-4.26</text:p>
              </table:table-cell>
              <table:table-cell office:value-type="float" office:value="-10">
                <text:p>-10</text:p>
              </table:table-cell>
              <table:table-cell office:value-type="float" office:value="8.127">
                <text:p>8.127</text:p>
              </table:table-cell>
              <table:table-cell office:value-type="float" office:value="7.206">
                <text:p>7.206</text:p>
              </table:table-cell>
              <table:table-cell office:value-type="float" office:value="4.386">
                <text:p>4.3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4">
                <text:p>614</text:p>
              </table:table-cell>
              <table:table-cell office:value-type="float" office:value="-10">
                <text:p>-10</text:p>
              </table:table-cell>
              <table:table-cell office:value-type="float" office:value="-5.98">
                <text:p>-5.98</text:p>
              </table:table-cell>
              <table:table-cell office:value-type="float" office:value="10">
                <text:p>10</text:p>
              </table:table-cell>
              <table:table-cell office:value-type="float" office:value="6.781">
                <text:p>6.781</text:p>
              </table:table-cell>
              <table:table-cell office:value-type="float" office:value="0.635">
                <text:p>0.635</text:p>
              </table:table-cell>
              <table:table-cell office:value-type="float" office:value="-7.328">
                <text:p>-7.328</text:p>
              </table:table-cell>
              <table:table-cell office:value-type="float" office:value="-4.063">
                <text:p>-4.063</text:p>
              </table:table-cell>
              <table:table-cell office:value-type="float" office:value="-10">
                <text:p>-10</text:p>
              </table:table-cell>
              <table:table-cell office:value-type="float" office:value="8.875">
                <text:p>8.875</text:p>
              </table:table-cell>
              <table:table-cell office:value-type="float" office:value="10">
                <text:p>10</text:p>
              </table:table-cell>
              <table:table-cell office:value-type="float" office:value="-7.693">
                <text:p>-7.6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5">
                <text:p>615</text:p>
              </table:table-cell>
              <table:table-cell office:value-type="float" office:value="-9.98">
                <text:p>-9.98</text:p>
              </table:table-cell>
              <table:table-cell office:value-type="float" office:value="-6.06">
                <text:p>-6.06</text:p>
              </table:table-cell>
              <table:table-cell office:value-type="float" office:value="10">
                <text:p>10</text:p>
              </table:table-cell>
              <table:table-cell office:value-type="float" office:value="6.69">
                <text:p>6.69</text:p>
              </table:table-cell>
              <table:table-cell office:value-type="float" office:value="0.689">
                <text:p>0.689</text:p>
              </table:table-cell>
              <table:table-cell office:value-type="float" office:value="-6.038">
                <text:p>-6.038</text:p>
              </table:table-cell>
              <table:table-cell office:value-type="float" office:value="-5.531">
                <text:p>-5.531</text:p>
              </table:table-cell>
              <table:table-cell office:value-type="float" office:value="-9.958">
                <text:p>-9.958</text:p>
              </table:table-cell>
              <table:table-cell office:value-type="float" office:value="9.287">
                <text:p>9.287</text:p>
              </table:table-cell>
              <table:table-cell office:value-type="float" office:value="10">
                <text:p>10</text:p>
              </table:table-cell>
              <table:table-cell office:value-type="float" office:value="-8.285">
                <text:p>-8.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6">
                <text:p>61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6.502">
                <text:p>6.502</text:p>
              </table:table-cell>
              <table:table-cell office:value-type="float" office:value="5.132">
                <text:p>5.132</text:p>
              </table:table-cell>
              <table:table-cell office:value-type="float" office:value="3.308">
                <text:p>3.308</text:p>
              </table:table-cell>
              <table:table-cell office:value-type="float" office:value="5.132">
                <text:p>5.13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7.662">
                <text:p>7.662</text:p>
              </table:table-cell>
              <table:table-cell office:value-type="float" office:value="10">
                <text:p>10</text:p>
              </table:table-cell>
              <table:table-cell office:value-type="float" office:value="-5.856">
                <text:p>-5.8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7">
                <text:p>61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9.625">
                <text:p>9.625</text:p>
              </table:table-cell>
              <table:table-cell office:value-type="float" office:value="7.88">
                <text:p>7.88</text:p>
              </table:table-cell>
              <table:table-cell office:value-type="float" office:value="2.637">
                <text:p>2.637</text:p>
              </table:table-cell>
              <table:table-cell office:value-type="float" office:value="-5.217">
                <text:p>-5.217</text:p>
              </table:table-cell>
              <table:table-cell office:value-type="float" office:value="-3.004">
                <text:p>-3.004</text:p>
              </table:table-cell>
              <table:table-cell office:value-type="float" office:value="-10">
                <text:p>-10</text:p>
              </table:table-cell>
              <table:table-cell office:value-type="float" office:value="8.968">
                <text:p>8.968</text:p>
              </table:table-cell>
              <table:table-cell office:value-type="float" office:value="7.849">
                <text:p>7.849</text:p>
              </table:table-cell>
              <table:table-cell office:value-type="float" office:value="-7.967">
                <text:p>-7.9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8">
                <text:p>618</text:p>
              </table:table-cell>
              <table:table-cell office:value-type="float" office:value="-10">
                <text:p>-10</text:p>
              </table:table-cell>
              <table:table-cell office:value-type="float" office:value="-9.97">
                <text:p>-9.97</text:p>
              </table:table-cell>
              <table:table-cell office:value-type="float" office:value="9.183">
                <text:p>9.183</text:p>
              </table:table-cell>
              <table:table-cell office:value-type="float" office:value="7.073">
                <text:p>7.073</text:p>
              </table:table-cell>
              <table:table-cell office:value-type="float" office:value="2.342">
                <text:p>2.342</text:p>
              </table:table-cell>
              <table:table-cell office:value-type="float" office:value="1.013">
                <text:p>1.013</text:p>
              </table:table-cell>
              <table:table-cell office:value-type="float" office:value="-8.106">
                <text:p>-8.106</text:p>
              </table:table-cell>
              <table:table-cell office:value-type="float" office:value="-10">
                <text:p>-10</text:p>
              </table:table-cell>
              <table:table-cell office:value-type="float" office:value="9.747">
                <text:p>9.747</text:p>
              </table:table-cell>
              <table:table-cell office:value-type="float" office:value="7.005">
                <text:p>7.005</text:p>
              </table:table-cell>
              <table:table-cell office:value-type="float" office:value="-9.301">
                <text:p>-9.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9">
                <text:p>619</text:p>
              </table:table-cell>
              <table:table-cell office:value-type="float" office:value="-9.99">
                <text:p>-9.99</text:p>
              </table:table-cell>
              <table:table-cell office:value-type="float" office:value="-6.02">
                <text:p>-6.02</text:p>
              </table:table-cell>
              <table:table-cell office:value-type="float" office:value="10">
                <text:p>10</text:p>
              </table:table-cell>
              <table:table-cell office:value-type="float" office:value="6.755">
                <text:p>6.755</text:p>
              </table:table-cell>
              <table:table-cell office:value-type="float" office:value="0.712">
                <text:p>0.712</text:p>
              </table:table-cell>
              <table:table-cell office:value-type="float" office:value="-5.72">
                <text:p>-5.72</text:p>
              </table:table-cell>
              <table:table-cell office:value-type="float" office:value="-5.764">
                <text:p>-5.764</text:p>
              </table:table-cell>
              <table:table-cell office:value-type="float" office:value="-10">
                <text:p>-10</text:p>
              </table:table-cell>
              <table:table-cell office:value-type="float" office:value="9.041">
                <text:p>9.041</text:p>
              </table:table-cell>
              <table:table-cell office:value-type="float" office:value="10">
                <text:p>10</text:p>
              </table:table-cell>
              <table:table-cell office:value-type="float" office:value="-7.974">
                <text:p>-7.9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